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8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2.236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04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Grupos_20_de_20_Trabalho">
      <style:table-properties table:display="true" style:writing-mode="lr-tb"/>
    </style:style>
    <style:style style:name="ta2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333333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fo:background-color="#3333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fo:background-color="#333333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rupos de Trabalho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22"/>
        <table:table-column table:style-name="co3" table:default-cell-style-name="ce29"/>
        <table:table-column table:style-name="co2" table:number-columns-repeated="2" table:default-cell-style-name="ce22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COMISSÕES</text:p>
          </table:table-cell>
          <table:table-cell table:style-name="ce15"/>
          <table:table-cell table:style-name="ce23" office:value-type="string">
            <text:p>AÇÕES DA COMISSÃO</text:p>
          </table:table-cell>
          <table:table-cell table:style-name="ce30" office:value-type="string">
            <text:p>PARTICIPANTES</text:p>
          </table:table-cell>
          <table:table-cell table:style-name="ce30" office:value-type="string">
            <text:p>STATU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1">
            <text:p>COMUNICAÇÃO</text:p>
          </table:table-cell>
          <table:table-cell table:style-name="ce16" office:value-type="string" table:number-columns-spanned="1" table:number-rows-spanned="3">
            <text:p>INSCRIÇÃO</text:p>
          </table:table-cell>
          <table:table-cell table:style-name="ce24" office:value-type="string">
            <text:p>Formulário de inscrição de palestra, mesa e oficina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2">
          <table:covered-table-cell table:style-name="ce3"/>
          <table:covered-table-cell table:style-name="ce17"/>
          <table:table-cell table:style-name="ce24" office:value-type="string">
            <text:p>Formulário de inscrição de participantes no evento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8"/>
          <table:table-cell table:style-name="ce24" office:value-type="string">
            <text:p>Formulário de inscrição de voluntários do evento</text:p>
          </table:table-cell>
          <table:table-cell table:style-name="ce31" office:value-type="string">
            <text:p>Silas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3"/>
          <table:table-cell table:style-name="ce16" office:value-type="string" table:number-columns-spanned="1" table:number-rows-spanned="8">
            <text:p>DIFUSÃO</text:p>
          </table:table-cell>
          <table:table-cell table:style-name="ce24" office:value-type="string">
            <text:p>Envio de convite e formulário de inscrição para palestrantes e convidados do evento</text:p>
          </table:table-cell>
          <table:table-cell table:style-name="ce31" office:value-type="string">
            <text:p>Aristotele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Contato com palestrante confirmando atividade/espaço/equipamentos, envio da programaçao do evento</text:p>
          </table:table-cell>
          <table:table-cell table:style-name="ce31" office:value-type="string">
            <text:p>Caio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Elaboração das peças gráficas informativas do evento ( folder com programação completa, flye, banner, power point)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6" office:value-type="string">
            <text:p>Divulgação e comunicação do evento: rádios web, site, murais da faculdade, redes sociais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7" office:value-type="string">
            <text:p>Envio de carta de agradecimento para todos os participantes do evento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5" office:value-type="string">
            <text:p>Elaboração do portal do evento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7" office:value-type="string">
            <text:p>Criar o modelo da camisa</text:p>
          </table:table-cell>
          <table:table-cell table:style-name="ce31" office:value-type="string">
            <text:p>Vinicius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8"/>
          <table:table-cell table:style-name="ce27" office:value-type="string">
            <text:p>Registro do evento com fotos e vídeos (validar proposta de fotografo com as fotos com sua marca)</text:p>
          </table:table-cell>
          <table:table-cell/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1" table:number-rows-spanned="17">
            <text:p>ADMINISTRATIVO</text:p>
          </table:table-cell>
          <table:table-cell table:style-name="ce16" office:value-type="string" table:number-columns-spanned="1" table:number-rows-spanned="4">
            <text:p>CERTIFICADO</text:p>
          </table:table-cell>
          <table:table-cell table:style-name="ce25" office:value-type="string">
            <text:p>Criação e alimentação do banco de horas dos voluntários do evento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covered-table-cell table:style-name="ce17"/>
          <table:table-cell table:style-name="ce27" office:value-type="string">
            <text:p>Contabilização de participantes por atividade no evento para gerar certificado de participação da atividade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covered-table-cell table:style-name="ce17"/>
          <table:table-cell table:style-name="ce27" office:value-type="string">
            <text:p>Elaboração e envio virtual de certificado de participação geral e de participação por atividade no evento, e dos voluntários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covered-table-cell table:style-name="ce18"/>
          <table:table-cell table:style-name="ce27" office:value-type="string">
            <text:p>Elaboração e entrega no dia do evento do certificado ao palestrante e coordenação do evento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table-cell table:style-name="ce19" office:value-type="string" table:number-columns-spanned="1" table:number-rows-spanned="10">
            <text:p>LOGíSTICA</text:p>
          </table:table-cell>
          <table:table-cell table:style-name="ce25" office:value-type="string">
            <text:p>Reserva dos espaços físicos do evento (sala, auditório, laboratórios, ect) <text:s/></text:p>
          </table:table-cell>
          <table:table-cell table:style-name="ce31" office:value-type="string">
            <text:p>Soraia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5"/>
          <table:covered-table-cell table:style-name="ce20"/>
          <table:table-cell table:style-name="ce27" office:value-type="string">
            <text:p>Elaboração do mapa dos espaços (salas e laboratório) com horários</text:p>
          </table:table-cell>
          <table:table-cell table:style-name="ce31" office:value-type="string">
            <text:p>Caio</text:p>
          </table:table-cell>
          <table:table-cell table:style-name="ce31"/>
          <table:table-cell table:number-columns-repeated="1019"/>
        </table:table-row>
        <table:table-row table:style-name="ro4">
          <table:covered-table-cell table:style-name="ce5"/>
          <table:covered-table-cell table:style-name="ce20"/>
          <table:table-cell table:style-name="ce27" office:value-type="string">
            <text:p>Levantamento da infra-estrutura necessária para cada palestra/curso (espaço físico, equipamento, programas)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Sinalização dos espaços físicos conforme cada atividade da programação do evento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Montagem/Conferência dos equipamentos fisicos e dos programas necessários para cada espaço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Lista de frequência (das reuniões, monitores dos espaços, voluntários, partcipantes)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Definir escala dos voluntários para o dia do evento.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8" office:value-type="string">
            <text:p>Confecção de crachás</text:p>
          </table:table-cell>
          <table:table-cell table:style-name="ce31" table:number-columns-repeated="2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4" office:value-type="string">
            <text:p>Levantamento de quantidade de vagas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2">
          <table:covered-table-cell table:style-name="ce5"/>
          <table:covered-table-cell table:style-name="ce21"/>
          <table:table-cell table:style-name="ce28" office:value-type="string">
            <text:p>Balcão de informações da pós-graduação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5"/>
          <table:table-cell table:style-name="ce19" office:value-type="string" table:number-columns-spanned="1" table:number-rows-spanned="3">
            <text:p>RECEPTIVO</text:p>
          </table:table-cell>
          <table:table-cell table:style-name="ce28" office:value-type="string">
            <text:p>Credenciamento, distribuição de kit's e crachás dos participantes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5"/>
          <table:covered-table-cell table:style-name="ce20"/>
          <table:table-cell table:style-name="ce28" office:value-type="string">
            <text:p>Recepcionar os palestrantes e encaminhamento para salas/laboraórios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6"/>
          <table:covered-table-cell table:style-name="ce21"/>
          <table:table-cell table:style-name="ce28" office:value-type="string">
            <text:p>Balcão de informações geral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7" office:value-type="string" table:number-columns-spanned="1" table:number-rows-spanned="6">
            <text:p>FINANCEIRO</text:p>
          </table:table-cell>
          <table:table-cell table:style-name="ce19" office:value-type="string" table:number-columns-spanned="1" table:number-rows-spanned="4">
            <text:p>ORÇAMENTO</text:p>
          </table:table-cell>
          <table:table-cell table:style-name="ce28" office:value-type="string">
            <text:p>Orçamento do coquetel de encerramento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8"/>
          <table:covered-table-cell table:style-name="ce19"/>
          <table:table-cell table:style-name="ce28" office:value-type="string">
            <text:p>Orçamento dos camisas</text:p>
          </table:table-cell>
          <table:table-cell table:style-name="ce31" office:value-type="string">
            <text:p>Thais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2">
          <table:covered-table-cell table:style-name="ce8"/>
          <table:covered-table-cell table:style-name="ce19"/>
          <table:table-cell table:style-name="ce28" office:value-type="string">
            <text:p>Orçamento dos banner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8"/>
          <table:covered-table-cell table:style-name="ce19"/>
          <table:table-cell table:style-name="ce28" office:value-type="string">
            <text:p>Orçamento dos kit's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8"/>
          <table:table-cell table:style-name="ce19" office:value-type="string" table:number-columns-spanned="1" table:number-rows-spanned="2">
            <text:p>APOIO</text:p>
          </table:table-cell>
          <table:table-cell table:style-name="ce24" office:value-type="string">
            <text:p>Captalizar apoio para o evento.</text:p>
          </table:table-cell>
          <table:table-cell table:style-name="ce31" office:value-type="string">
            <text:p>Priscila, Cristiano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9"/>
          <table:covered-table-cell table:style-name="ce19"/>
          <table:table-cell table:style-name="ce24" office:value-type="string">
            <text:p>Passar para a equipe de comunicação as marcas oficiais dos apoiadores que estarão presentes nas peças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0" office:value-type="string" table:number-columns-spanned="1" table:number-rows-spanned="8">
            <text:p>PROGRAMAÇÃO</text:p>
          </table:table-cell>
          <table:table-cell table:style-name="ce19" office:value-type="string" table:number-columns-spanned="1" table:number-rows-spanned="3">
            <text:p>GRADE</text:p>
          </table:table-cell>
          <table:table-cell table:style-name="ce24" office:value-type="string">
            <text:p>Convidar palestrante para abertura do evento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table-cell table:style-name="ce24" office:value-type="string">
            <text:p>Elaborar grade de horário das palestras/cursos/oficina.</text:p>
          </table:table-cell>
          <table:table-cell table:style-name="ce31" office:value-type="string">
            <text:p>Caio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2">
          <table:covered-table-cell table:style-name="ce11"/>
          <table:covered-table-cell table:style-name="ce19"/>
          <table:table-cell table:style-name="ce24" office:value-type="string">
            <text:p>Propor alteração de data para os dias 23 e 24/09</text:p>
          </table:table-cell>
          <table:table-cell table:style-name="ce31" office:value-type="string">
            <text:p>Aristoteles</text:p>
          </table:table-cell>
          <table:table-cell table:style-name="ce31"/>
          <table:table-cell table:number-columns-repeated="1019"/>
        </table:table-row>
        <table:table-row table:style-name="ro2">
          <table:covered-table-cell table:style-name="ce11"/>
          <table:table-cell table:style-name="ce19" office:value-type="string" table:number-columns-spanned="1" table:number-rows-spanned="5">
            <text:p>CONVIVÊNCIA</text:p>
          </table:table-cell>
          <table:table-cell table:style-name="ce28" office:value-type="string">
            <text:p>Programação do espaço cultural de convivência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1"/>
          <table:covered-table-cell table:style-name="ce20"/>
          <table:table-cell table:style-name="ce28" office:value-type="string">
            <text:p>Decoração do espaço de convivência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1"/>
          <table:covered-table-cell table:style-name="ce20"/>
          <table:table-cell table:style-name="ce28" office:value-type="string">
            <text:p>Levantamento da infra-estrutura necessária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1"/>
          <table:covered-table-cell table:style-name="ce20"/>
          <table:table-cell table:style-name="ce28" office:value-type="string">
            <text:p>Contratação do coquetel de encerramento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2"/>
          <table:covered-table-cell table:style-name="ce21"/>
          <table:table-cell table:style-name="ce28" office:value-type="string">
            <text:p>Sorteio de brindes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3" office:value-type="string" table:number-columns-spanned="1" table:number-rows-spanned="4">
            <text:p>AÇÃO COLETIVA</text:p>
          </table:table-cell>
          <table:table-cell table:style-name="ce16" office:value-type="string" table:number-columns-spanned="1" table:number-rows-spanned="4">
            <text:p>TODAS AS COMISSÕES</text:p>
          </table:table-cell>
          <table:table-cell table:style-name="ce28" office:value-type="string">
            <text:p>Compartilhar as informações nas redes sociais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13"/>
          <table:covered-table-cell table:style-name="ce16"/>
          <table:table-cell table:style-name="ce27" office:value-type="string">
            <text:p>Compartilhar as informações na faculdade (salas).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covered-table-cell table:style-name="ce13"/>
          <table:covered-table-cell table:style-name="ce16"/>
          <table:table-cell table:style-name="ce27" office:value-type="string">
            <text:p>Convidar participantes e interessados para as reuniões.</text:p>
          </table:table-cell>
          <table:table-cell table:style-name="ce31"/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3">
          <table:covered-table-cell table:style-name="ce13"/>
          <table:covered-table-cell table:style-name="ce16"/>
          <table:table-cell table:style-name="ce27" office:value-type="string">
            <text:p>Comunicar o status das ações do grupo.</text:p>
          </table:table-cell>
          <table:table-cell table:style-name="ce31" table:number-columns-repeated="2"/>
          <table:table-cell table:number-columns-repeated="1019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1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Qtd</text:p>
          </table:table-cell>
          <table:table-cell office:value-type="string">
            <text:p>Vaga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Mini Curso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4]*[.D4]" office:value-type="float" office:value="225">
            <text:p>225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Palestras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C5]*[.D5]" office:value-type="float" office:value="160">
            <text:p>160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SUM([.E4:.E5])" office:value-type="float" office:value="385">
            <text:p>385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r</number:text>
    </number:number-style>
    <number:number-style style:name="N124P1" style:volatile="true">
      <number:text>Ativar</number:text>
    </number:number-style>
    <number:number-style style:name="N124">
      <number:text>Desativar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6">
      <number:number number:decimal-places="0" number:min-integer-digits="11">
        <number:embedded-text number:position="2">-</number:embedded-text>
      </number:number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11:1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rupos_20_de_20_Trabalho" style:display-name="PageStyle_Grupo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N</meta:initial-creator>
    <meta:creation-date>2015-04-25T00:18:19</meta:creation-date>
    <dc:creator>Aristoteles Marçal da Silva</dc:creator>
    <dc:date>2016-07-27T00:58:36</dc:date>
    <meta:generator>OpenOffice.org/3.3$Win32 OpenOffice.org_project/330m20$Build-9567</meta:generator>
    <meta:document-statistic meta:table-count="2" meta:cell-count="100" meta:object-count="0"/>
  </office:meta>
</office:document-meta>
</file>